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Hebrew" svg:font-family="'Noto Sans Hebr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style:font-name="F" fo:font-size="10pt" fo:language="none" fo:country="none" style:font-size-asian="10pt" style:language-asian="none" style:country-asian="none" style:font-name-complex="Tahoma" style:font-size-complex="10pt" style:language-complex="none" style:country-complex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הקלטה</text:p>
          </table:table-cell>
          <table:table-cell office:value-type="string" calcext:value-type="string">
            <text:p>ערוץ</text:p>
          </table:table-cell>
          <table:table-cell table:style-name="ce2" office:value-type="string" calcext:value-type="string" table:number-columns-spanned="2" table:number-rows-spanned="1">
            <text:p>ליאת</text:p>
          </table:table-cell>
          <table:covered-table-cell/>
          <table:table-cell table:style-name="ce2" office:value-type="string" calcext:value-type="string" table:number-columns-spanned="2" table:number-rows-spanned="1">
            <text:p>טורבו</text:p>
          </table:table-cell>
          <table:covered-table-cell/>
          <table:table-cell office:value-type="string" calcext:value-type="string">
            <text:p>איטרציות</text:p>
          </table:table-cell>
          <table:table-cell office:value-type="string" calcext:value-type="string">
            <text:p>פריור</text:p>
          </table:table-cell>
          <table:table-cell office:value-type="string" calcext:value-type="string">
            <text:p>אחוזי שיפור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MS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-Mar-2019 10_28_43</text:p>
          </table:table-cell>
          <table:table-cell office:value-type="float" office:value="1" calcext:value-type="float">
            <text:p>1</text:p>
          </table:table-cell>
          <table:table-cell office:value-type="float" office:value="0.106255" calcext:value-type="float">
            <text:p>0.106255</text:p>
          </table:table-cell>
          <table:table-cell office:value-type="float" office:value="0.831906" calcext:value-type="float">
            <text:p>0.831906</text:p>
          </table:table-cell>
          <table:table-cell office:value-type="float" office:value="0.071358" calcext:value-type="float">
            <text:p>0.071358</text:p>
          </table:table-cell>
          <table:table-cell office:value-type="float" office:value="0.71859" calcext:value-type="float">
            <text:p>0.718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AT</text:p>
          </table:table-cell>
          <table:table-cell table:formula="of:=ROUND((1-([.E4]/[.C4])) * 100;2)" office:value-type="float" office:value="32.84" calcext:value-type="float">
            <text:p>32.84</text:p>
          </table:table-cell>
        </table:table-row>
        <table:table-row table:style-name="ro1">
          <table:table-cell table:style-name="ce1" office:value-type="string" calcext:value-type="string">
            <text:p>11-Mar-2019 10_28_43</text:p>
          </table:table-cell>
          <table:table-cell office:value-type="float" office:value="2" calcext:value-type="float">
            <text:p>2</text:p>
          </table:table-cell>
          <table:table-cell office:value-type="float" office:value="0.677366" calcext:value-type="float">
            <text:p>0.677366</text:p>
          </table:table-cell>
          <table:table-cell office:value-type="float" office:value="2.937019" calcext:value-type="float">
            <text:p>2.937019</text:p>
          </table:table-cell>
          <table:table-cell office:value-type="float" office:value="0.399774" calcext:value-type="float">
            <text:p>0.399774</text:p>
          </table:table-cell>
          <table:table-cell office:value-type="float" office:value="1.684963" calcext:value-type="float">
            <text:p>1.6849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LAB</text:p>
          </table:table-cell>
          <table:table-cell table:formula="of:=ROUND((1-([.E5]/[.C5])) * 100;2)" office:value-type="float" office:value="40.98" calcext:value-type="float">
            <text:p>40.98</text:p>
          </table:table-cell>
        </table:table-row>
        <table:table-row table:style-name="ro1">
          <table:table-cell table:style-name="ce1" office:value-type="string" calcext:value-type="string">
            <text:p>11-Mar-2019 10_28_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0" calcext:value-type="float">
            <text:p>0</text:p>
          </table:table-cell>
          <table:table-cell office:value-type="float" office:value="0.037509" calcext:value-type="float">
            <text:p>0.037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LAB</text:p>
          </table:table-cell>
          <table:table-cell table:formula="of:=ROUND((1-([.E6]/[.C6])) * 100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ROUND((1-([.E7]/[.C7])) * 100;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-Mar-2019 09_11_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4958" calcext:value-type="float">
            <text:p>0.044958</text:p>
          </table:table-cell>
          <table:table-cell office:value-type="float" office:value="0" calcext:value-type="float">
            <text:p>0</text:p>
          </table:table-cell>
          <table:table-cell office:value-type="float" office:value="0.05876" calcext:value-type="float">
            <text:p>0.05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8]/[.C8])) * 100;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-Mar-2019 09_11_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7879" calcext:value-type="float">
            <text:p>0.037879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61139" calcext:value-type="float">
            <text:p>0.061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AT</text:p>
          </table:table-cell>
          <table:table-cell table:formula="of:=ROUND((1-([.E9]/[.C9])) * 100;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-Mar-2019 09_11_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5599" calcext:value-type="float">
            <text:p>0.015599</text:p>
          </table:table-cell>
          <table:table-cell office:value-type="float" office:value="0" calcext:value-type="float">
            <text:p>0</text:p>
          </table:table-cell>
          <table:table-cell office:value-type="float" office:value="0.027249" calcext:value-type="float">
            <text:p>0.027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10]/[.C10])) * 100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ROUND((1-([.E11]/[.C11])) * 100;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-Mar-2019 09_12_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6353" calcext:value-type="float">
            <text:p>0.046353</text:p>
          </table:table-cell>
          <table:table-cell office:value-type="float" office:value="0" calcext:value-type="float">
            <text:p>0</text:p>
          </table:table-cell>
          <table:table-cell office:value-type="float" office:value="0.061342" calcext:value-type="float">
            <text:p>0.061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12]/[.C12])) * 100;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-Mar-2019 09_12_3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ROUND((1-([.E13]/[.C13])) * 100;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-Mar-2019 09_12_3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ROUND((1-([.E14]/[.C14])) * 100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ROUND((1-([.E15]/[.C15])) * 100;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-Mar-2019 15_25_09</text:p>
          </table:table-cell>
          <table:table-cell office:value-type="float" office:value="1" calcext:value-type="float">
            <text:p>1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147884" calcext:value-type="float">
            <text:p>0.147884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0.1111" calcext:value-type="float">
            <text:p>0.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16]/[.C16])) * 100;2)" office:value-type="float" office:value="44.78" calcext:value-type="float">
            <text:p>44.78</text:p>
          </table:table-cell>
        </table:table-row>
        <table:table-row table:style-name="ro1">
          <table:table-cell office:value-type="string" calcext:value-type="string">
            <text:p>11-Mar-2019 15_25_09</text:p>
          </table:table-cell>
          <table:table-cell office:value-type="float" office:value="2" calcext:value-type="float">
            <text:p>2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087176" calcext:value-type="float">
            <text:p>0.087176</text:p>
          </table:table-cell>
          <table:table-cell office:value-type="float" office:value="0" calcext:value-type="float">
            <text:p>0</text:p>
          </table:table-cell>
          <table:table-cell office:value-type="float" office:value="0.059796" calcext:value-type="float">
            <text:p>0.059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17]/[.C17])) * 100;2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1-Mar-2019 15_25_09</text:p>
          </table:table-cell>
          <table:table-cell office:value-type="float" office:value="3" calcext:value-type="float">
            <text:p>3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82309" calcext:value-type="float">
            <text:p>0.082309</text:p>
          </table:table-cell>
          <table:table-cell office:value-type="float" office:value="0" calcext:value-type="float">
            <text:p>0</text:p>
          </table:table-cell>
          <table:table-cell office:value-type="float" office:value="0.048999" calcext:value-type="float">
            <text:p>0.048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18]/[.C18])) * 100;2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1-Mar-2019 15_22_22</text:p>
          </table:table-cell>
          <table:table-cell office:value-type="float" office:value="1" calcext:value-type="float">
            <text:p>1</text:p>
          </table:table-cell>
          <table:table-cell office:value-type="float" office:value="0.03714" calcext:value-type="float">
            <text:p>0.03714</text:p>
          </table:table-cell>
          <table:table-cell office:value-type="float" office:value="0.222718" calcext:value-type="float">
            <text:p>0.222718</text:p>
          </table:table-cell>
          <table:table-cell office:value-type="float" office:value="0.029506" calcext:value-type="float">
            <text:p>0.029506</text:p>
          </table:table-cell>
          <table:table-cell office:value-type="float" office:value="0.185966" calcext:value-type="float">
            <text:p>0.185966</text:p>
          </table:table-cell>
          <table:table-cell table:number-columns-repeated="2"/>
          <table:table-cell table:formula="of:=ROUND((1-([.E20]/[.C20])) * 100;2)" office:value-type="float" office:value="20.55" calcext:value-type="float">
            <text:p>20.55</text:p>
          </table:table-cell>
        </table:table-row>
        <table:table-row table:style-name="ro1">
          <table:table-cell office:value-type="string" calcext:value-type="string">
            <text:p>11-Mar-2019 15_22_22</text:p>
          </table:table-cell>
          <table:table-cell office:value-type="float" office:value="2" calcext:value-type="float">
            <text:p>2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116007" calcext:value-type="float">
            <text:p>0.11600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74643" calcext:value-type="float">
            <text:p>0.0746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AT</text:p>
          </table:table-cell>
          <table:table-cell table:formula="of:=ROUND((1-([.E21]/[.C21])) * 100;2)" office:value-type="float" office:value="96.31" calcext:value-type="float">
            <text:p>96.31</text:p>
          </table:table-cell>
        </table:table-row>
        <table:table-row table:style-name="ro1">
          <table:table-cell office:value-type="string" calcext:value-type="string">
            <text:p>11-Mar-2019 15_22_22</text:p>
          </table:table-cell>
          <table:table-cell office:value-type="float" office:value="3" calcext:value-type="float">
            <text:p>3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97008" calcext:value-type="float">
            <text:p>0.097008</text:p>
          </table:table-cell>
          <table:table-cell office:value-type="float" office:value="0" calcext:value-type="float">
            <text:p>0</text:p>
          </table:table-cell>
          <table:table-cell office:value-type="float" office:value="0.049696" calcext:value-type="float">
            <text:p>0.049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22]/[.C22])) * 100;2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1-Mar-2019 15_24_14_c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-Mar-2019 15_24_14_c2</text:p>
          </table:table-cell>
          <table:table-cell office:value-type="float" office:value="2" calcext:value-type="float">
            <text:p>2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0.23203" calcext:value-type="float">
            <text:p>0.23203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102346" calcext:value-type="float">
            <text:p>0.1023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AT</text:p>
          </table:table-cell>
          <table:table-cell table:formula="of:=ROUND((1-([.E25]/[.C25])) * 100;2)"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11-Mar-2019 15_24_14_c2</text:p>
          </table:table-cell>
          <table:table-cell office:value-type="float" office:value="3" calcext:value-type="float">
            <text:p>3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193337" calcext:value-type="float">
            <text:p>0.193337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91075" calcext:value-type="float">
            <text:p>0.0910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AT</text:p>
          </table:table-cell>
          <table:table-cell table:formula="of:=ROUND((1-([.E26]/[.C26])) * 100;2)" office:value-type="float" office:value="95.83" calcext:value-type="float">
            <text:p>95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Hebrew" svg:font-family="'Noto Sans Hebr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Hebrew" style:font-family-complex="'Noto Sans Hebrew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48:21.040674016</meta:creation-date>
    <dc:date>2020-04-06T20:02:50.723508153</dc:date>
    <meta:editing-duration>PT8H23M42S</meta:editing-duration>
    <meta:editing-cycles>24</meta:editing-cycles>
    <meta:generator>LibreOffice/6.0.7.3$Linux_X86_64 LibreOffice_project/00m0$Build-3</meta:generator>
    <meta:document-statistic meta:table-count="1" meta:cell-count="155" meta:object-count="0"/>
  </office:meta>
</office:document-meta>
</file>